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0424a8" officeooo:paragraph-rsid="00042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ence-Driven Congestion Control: When Multi-Path TCP Meets Deep Reinforcement Learning</text:p>
      <text:p text:style-name="Standard"/>
      <text:p text:style-name="Standard">I. INTRODUCTION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Mais uma vez DRL</text:p>
            <text:p text:style-name="P1">MPTCP</text:p>
            <text:p text:style-name="P1">O agente vai controlar todos os fluxos de um MCTCP</text:p>
            <text:p text:style-name="P1"/>
            <text:p text:style-name="P1"/>
          </table:table-cell>
        </table:table-row>
      </table:table>
      <text:p text:style-name="Standard"/>
      <text:p text:style-name="Standard">II. DEEP REINFORCEMENT LEARNING (DRL)</text:p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III. DRL-BASED CONGESTION CONTROL FOR MPTCP</text:p>
      <text:p text:style-name="Standard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A ação deriva da saída da LSTM, que aprende os padões da REDE</text:p>
            <text:p text:style-name="P1"/>
            <text:p text:style-name="P1">At each epoch t, the</text:p>
            <text:p text:style-name="P1">agent derives an action using the actor and critic networks</text:p>
            <text:p text:style-name="P1">according to the representation learned by the LSTM-based</text:p>
            <text:p text:style-name="P1">network and the state of the target flow. Then it deploys the</text:p>
            <text:p text:style-name="P1">action via the MPTCP implementation (in the OS kernel) to</text:p>
            <text:p text:style-name="P1">the target flow.</text:p>
            <text:p text:style-name="P1"/>
            <text:p text:style-name="P1">50.000 épocas</text:p>
            <text:p text:style-name="P1"/>
            <text:p text:style-name="P1">Treinamento offline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18:37:57.156000000</dc:date>
    <meta:editing-duration>PT48M25S</meta:editing-duration>
    <meta:editing-cycles>1</meta:editing-cycles>
    <meta:document-statistic meta:table-count="3" meta:image-count="0" meta:object-count="0" meta:page-count="1" meta:paragraph-count="16" meta:word-count="103" meta:character-count="620" meta:non-whitespace-character-count="533"/>
    <meta:generator>LibreOffice/7.4.2.3$Windows_X86_64 LibreOffice_project/382eef1f22670f7f4118c8c2dd222ec7ad009daf</meta:generator>
  </office:meta>
</office:document-meta>
</file>